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rsid="000cf48c" officeooo:paragraph-rsid="000cf48c"/>
    </style:style>
    <style:style style:name="P2" style:family="paragraph" style:parent-style-name="Standard">
      <style:text-properties fo:color="#c9211e" loext:opacity="100%" officeooo:rsid="000cf48c" officeooo:paragraph-rsid="000cf48c"/>
    </style:style>
    <style:style style:name="P3" style:family="paragraph" style:parent-style-name="Standard">
      <style:text-properties fo:color="#c9211e" loext:opacity="100%" fo:font-weight="bold" officeooo:rsid="000cf48c" officeooo:paragraph-rsid="000cf48c" style:font-weight-asian="bold" style:font-weight-complex="bold"/>
    </style:style>
    <style:style style:name="P4" style:family="paragraph" style:parent-style-name="Standard">
      <style:text-properties fo:color="#c9211e" loext:opacity="100%" fo:font-weight="normal" officeooo:rsid="000cf48c" officeooo:paragraph-rsid="000cf48c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cf48c" officeooo:paragraph-rsid="000cf48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cf48c" officeooo:paragraph-rsid="000cf48c" style:font-size-asian="22pt" style:font-weight-asian="bold" style:font-size-complex="22pt" style:font-weight-complex="bold"/>
    </style:style>
    <style:style style:name="P7" style:family="paragraph" style:parent-style-name="Standard">
      <style:text-properties officeooo:paragraph-rsid="000cf48c"/>
    </style:style>
    <style:style style:name="T1" style:family="text">
      <style:text-properties fo:color="#c9211e" loext:opacity="100%" fo:font-weight="normal" officeooo:rsid="000cf48c" style:font-weight-asian="normal" style:font-weight-complex="normal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ececec" loext:opacity="100%" style:font-name="ui-sans-serif" fo:font-size="12pt" fo:letter-spacing="normal" fo:font-style="normal" fo:font-weight="normal"/>
    </style:style>
    <style:style style:name="T4" style:family="text">
      <style:text-properties fo:font-variant="normal" fo:text-transform="none" fo:color="#ececec" loext:opacity="100%" style:font-name="ui-sans-serif" fo:font-size="12pt" fo:letter-spacing="normal" fo:font-style="normal" fo:font-weight="normal" officeooo:rsid="000cf4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o front + back + bd.</text:p>
      <text:p text:style-name="P1"/>
      <text:p text:style-name="P1">Na <text:s/>primeira aula foi introduzido conceitos importantes, conceitos de API, o que é um back-end e um front-end. Como IDE para o projeto, foi utilizado o Vscode, e instalamos o node.js, em seguida foi instalado uma bilbioteca chamada express para que a gente possa lidar com a API, rotas e afins. </text:p>
      <text:p text:style-name="P1"/>
      <text:p text:style-name="P1"/>
      <text:p text:style-name="P1"/>
      <text:p text:style-name="P3">HTTP Métodos</text:p>
      <text:p text:style-name="P2"/>
      <text:p text:style-name="P4">get <text:s text:c="2"/>→ <text:s text:c="3"/>Listar</text:p>
      <text:p text:style-name="P4">Post → <text:s text:c="3"/>Criar</text:p>
      <text:p text:style-name="P4">put <text:s/>→ <text:s text:c="4"/>Editar vários</text:p>
      <text:p text:style-name="P4">Patch <text:s/>→ Editar UM</text:p>
      <text:p text:style-name="P4">Delete → <text:s/>Deletar </text:p>
      <text:p text:style-name="P4"/>
      <text:p text:style-name="P7"><text:span text:style-name="T1"><text:line-break/></text:span>HTTP (Hypertext Transfer Protocol) e HTTPS (Hypertext Transfer Protocol Secure) são protocolos utilizados na comunicação entre clientes (como navegadores) e servidores na web. A principal diferença entre eles está na segurança dos dados transmitidos. enquanto HTTP é adequado para comunicação básica e informações públicas, HTTPS é indispensável para qualquer site que requer segurança e proteção de dados.</text:p>
      <text:p text:style-name="P4"/>
      <text:p text:style-name="P5">As rotas precisam de duas coisas:</text:p>
      <text:p text:style-name="P5"><text:tab/>1° Tipo de toda / Método HTTP ( GET, POST, PUT, PATCH, DELETE)</text:p>
      <text:p text:style-name="P5"><text:tab/>2° Endereço <text:span text:style-name="T2"><text:s/>/nomeDaRota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3:54:25.123084337</meta:creation-date>
    <dc:date>2024-06-05T00:31:29.375540824</dc:date>
    <meta:editing-duration>PT26M54S</meta:editing-duration>
    <meta:editing-cycles>1</meta:editing-cycles>
    <meta:document-statistic meta:table-count="0" meta:image-count="0" meta:object-count="0" meta:page-count="1" meta:paragraph-count="12" meta:word-count="155" meta:character-count="955" meta:non-whitespace-character-count="788"/>
    <meta:generator>LibreOffice/7.3.7.2$Linux_X86_64 LibreOffice_project/30$Build-2</meta:generator>
  </office:meta>
</office:document-meta>
</file>